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2c1c1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2.6173in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9.6508in" svg:height="2.6173in" svg:x="0.0193in" svg:y="0.0098in">
            <draw:text-box>
              <text:p text:style-name="P1"><text:span text:style-name="T1">EJERCICIO 9</text:span></text:p>
              <text:p text:style-name="P1"><text:span text:style-name="T2">Los artículos 150, 151, 153 y 194 de la Ley de Contrato de Trabajo establecen lo siguiente con referencia al </text:span><text:span text:style-name="T2">régimen de licencia ordinaria por vacaciones del</text:span></text:p>
              <text:p text:style-name="P1"><text:span text:style-name="T2">personal en relación de dependencia:</text:span></text:p>
              <text:p text:style-name="P1"><text:span text:style-name="T2">El trabajador gozará de un período mínimo y continuado de descanso annual remunerado por los siguientes </text:span><text:span text:style-name="T2">plazos:</text:span></text:p>
              <text:p text:style-name="P1"><text:span text:style-name="T2"/></text:p>
              <text:p text:style-name="P1"><text:span text:style-name="T2">a) De 14 días corridos, cuando la antigüedad en el empleo no exceda de 5 años.</text:span></text:p>
              <text:p text:style-name="P1"><text:span text:style-name="T2">b) De 21 días corridos cuando, siendo la antigüedad mayor de 5 años, no exceda de 10.</text:span></text:p>
              <text:p text:style-name="P1"><text:span text:style-name="T2">c) De 28 días corridos cuando, siendo mayor de 10 años no exceda de 20.</text:span></text:p>
              <text:p text:style-name="P1"><text:span text:style-name="T2">d) De 35 días corridos, cuando la antigüedad exceda de 20 años.</text:span></text:p>
              <text:p text:style-name="P1"><text:span text:style-name="T2"/></text:p>
              <text:p text:style-name="P1"><text:span text:style-name="T2">Para determinar la extensión de las vacaciones, se computará la antigüedad que tendría el trabajador al 31 </text:span><text:span text:style-name="T2">de diciembre del año a que correspondan las mismas.</text:span></text:p>
              <text:p text:style-name="P1"><text:span text:style-name="T2">Para tener derecho a los días establecidos, el trabajador deberá haber prestado servicios durante la mitad, </text:span><text:span text:style-name="T2">como mínimo, de los días hábiles comprendidos en el año calendario respectivo.</text:span></text:p>
              <text:p text:style-name="P1"><text:span text:style-name="T2">Cuando no llegase a totalizar el tiempo mínimo, gozará de un período de descanso anual en proporción de 1 </text:span><text:span text:style-name="T2">día de descanso por cada 20 días de trabajo efectivo.</text:span></text:p>
              <text:p text:style-name="P1"><text:span text:style-name="T2">Los menores (14 a 18 años de edad) gozarán de un período mínimo de licencia anual de 15 días.</text:span></text:p>
              <text:p text:style-name="P1"><text:span text:style-name="T2"/></text:p>
              <text:p text:style-name="P1"><text:span text:style-name="T2">Se pide: confeccionar una tabla de decisión que permita determinar el período de vacaciones que deberá </text:span><text:span text:style-name="T2">otorgarse a cada empleado de una empresa.</text:span></text:p>
            </draw:text-box>
          </draw:frame>
        </table:shapes>
        <table:table-column table:style-name="co1" table:number-columns-repeated="8" table:default-cell-style-name="Default"/>
        <table:table-row table:style-name="ro1" table:number-rows-repeated="16">
          <table:table-cell table:number-columns-repeated="8"/>
        </table:table-row>
        <table:table-row table:style-name="ro2">
          <table:table-cell table:style-name="ce1"/>
          <table:table-cell table:style-name="ce2" office:value-type="string" calcext:value-type="string">
            <text:p>14 dias</text:p>
          </table:table-cell>
          <table:table-cell table:style-name="ce2" office:value-type="string" calcext:value-type="string">
            <text:p>21 dias</text:p>
          </table:table-cell>
          <table:table-cell table:style-name="ce2" office:value-type="string" calcext:value-type="string">
            <text:p>28 dias</text:p>
          </table:table-cell>
          <table:table-cell table:style-name="ce2" office:value-type="string" calcext:value-type="string">
            <text:p>35 dias</text:p>
          </table:table-cell>
          <table:table-cell table:style-name="ce2" office:value-type="string" calcext:value-type="string">
            <text:p>Puede disfrutar</text:p>
          </table:table-cell>
          <table:table-cell table:style-name="ce2" office:value-type="string" calcext:value-type="string">
            <text:p>1 dia por cada 20 trabajados</text:p>
          </table:table-cell>
          <table:table-cell table:style-name="ce2" office:value-type="string" calcext:value-type="string">
            <text:p>15 días</text:p>
          </table:table-cell>
        </table:table-row>
        <table:table-row table:style-name="ro3">
          <table:table-cell table:style-name="ce2" office:value-type="string" calcext:value-type="string">
            <text:p>Antig. 5 año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 calcext:value-type="string">
            <text:p>Antig. &gt; 5 <text:s text:c="4"/>&lt; 10 año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5"/>
        </table:table-row>
        <table:table-row table:style-name="ro3">
          <table:table-cell table:style-name="ce2" office:value-type="string" calcext:value-type="string">
            <text:p>Antig. &gt; 10 <text:s/>&lt; 20 año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3">
          <table:table-cell table:style-name="ce2" office:value-type="string" calcext:value-type="string">
            <text:p>Antig. &gt; 20 año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3">
          <table:table-cell table:style-name="ce2" office:value-type="string" calcext:value-type="string">
            <text:p>&gt; mitad dias hábiles año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&lt; mitad días hábiles año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3">
          <table:table-cell table:style-name="ce2" office:value-type="string" calcext:value-type="string">
            <text:p>&gt; 14 &lt; 18 años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23:13.059320639</meta:creation-date>
    <dc:date>2024-01-24T18:31:43.713817801</dc:date>
    <meta:editing-duration>PT14M56S</meta:editing-duration>
    <meta:editing-cycles>3</meta:editing-cycles>
    <meta:generator>LibreOffice/7.3.7.2$Linux_X86_64 LibreOffice_project/30$Build-2</meta:generator>
    <meta:document-statistic meta:table-count="1" meta:cell-count="21" meta:object-count="1"/>
  </office:meta>
</office:document-meta>
</file>